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9fa" officeooo:paragraph-rsid="001689fa"/>
    </style:style>
    <style:style style:name="P2" style:family="paragraph" style:parent-style-name="Standard">
      <style:text-properties officeooo:rsid="001856fd" officeooo:paragraph-rsid="001856fd"/>
    </style:style>
    <style:style style:name="P3" style:family="paragraph" style:parent-style-name="Standard">
      <style:text-properties fo:font-weight="bold" officeooo:rsid="00196c66" officeooo:paragraph-rsid="00196c66" style:font-weight-asian="bold" style:font-weight-complex="bold"/>
    </style:style>
    <style:style style:name="P4" style:family="paragraph" style:parent-style-name="Standard">
      <style:text-properties fo:font-weight="bold" officeooo:rsid="001856fd" officeooo:paragraph-rsid="001856fd" style:font-weight-asian="bold" style:font-weight-complex="bold"/>
    </style:style>
    <style:style style:name="P5" style:family="paragraph" style:parent-style-name="Standard">
      <style:text-properties fo:font-weight="bold" officeooo:rsid="00210eeb" officeooo:paragraph-rsid="00210eeb" style:font-weight-asian="bold" style:font-weight-complex="bold"/>
    </style:style>
    <style:style style:name="P6" style:family="paragraph" style:parent-style-name="Standard">
      <style:text-properties fo:font-weight="bold" officeooo:rsid="002204c0" officeooo:paragraph-rsid="002204c0" style:font-weight-asian="bold" style:font-weight-complex="bold"/>
    </style:style>
    <style:style style:name="P7" style:family="paragraph" style:parent-style-name="Standard">
      <style:text-properties fo:font-weight="bold" officeooo:rsid="0027beea" officeooo:paragraph-rsid="0027beea" style:font-weight-asian="bold" style:font-weight-complex="bold"/>
    </style:style>
    <style:style style:name="P8" style:family="paragraph" style:parent-style-name="Standard">
      <style:text-properties fo:font-weight="bold" officeooo:rsid="002933b1" officeooo:paragraph-rsid="002933b1" style:font-weight-asian="bold" style:font-weight-complex="bold"/>
    </style:style>
    <style:style style:name="P9" style:family="paragraph" style:parent-style-name="Standard">
      <style:text-properties officeooo:rsid="00210eeb" officeooo:paragraph-rsid="00210eeb"/>
    </style:style>
    <style:style style:name="P10" style:family="paragraph" style:parent-style-name="Standard">
      <style:text-properties officeooo:rsid="002204c0" officeooo:paragraph-rsid="002204c0"/>
    </style:style>
    <style:style style:name="P11" style:family="paragraph" style:parent-style-name="Standard">
      <style:text-properties fo:font-weight="normal" officeooo:rsid="0027beea" officeooo:paragraph-rsid="0027beea" style:font-weight-asian="normal" style:font-weight-complex="normal"/>
    </style:style>
    <style:style style:name="P12" style:family="paragraph" style:parent-style-name="Standard">
      <style:text-properties officeooo:rsid="002933b1" officeooo:paragraph-rsid="002933b1"/>
    </style:style>
    <style:style style:name="T1" style:family="text">
      <style:text-properties officeooo:rsid="001f97d9"/>
    </style:style>
    <style:style style:name="T2" style:family="text">
      <style:text-properties officeooo:rsid="0027beea"/>
    </style:style>
    <style:style style:name="T3" style:family="text">
      <style:text-properties officeooo:rsid="002933b1"/>
    </style:style>
    <style:style style:name="T4" style:family="text">
      <style:text-properties officeooo:rsid="002b2835"/>
    </style:style>
    <style:style style:name="T5" style:family="text">
      <style:text-properties officeooo:rsid="002bbd28"/>
    </style:style>
    <style:style style:name="T6" style:family="text">
      <style:text-properties officeooo:rsid="002d3c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ven Projects:-</text:p>
      <text:p text:style-name="Standard"><text:a xlink:type="simple" xlink:href="https://github.com/jenkins-docs/simple-java-maven-app" text:style-name="Internet_20_link" text:visited-style-name="Visited_20_Internet_20_Link">https://github.com/jenkins-docs/simple-java-maven-app</text:a></text:p>
      <text:p text:style-name="Standard"/>
      <text:p text:style-name="Standard"/>
      <text:p text:style-name="P4"><text:span text:style-name="T6">Pipeline Job-Basic</text:span>:-</text:p>
      <text:p text:style-name="P2"/>
      <text:p text:style-name="P2">pipeline {</text:p>
      <text:p text:style-name="P2"><text:s text:c="4"/>agent any</text:p>
      <text:p text:style-name="P2"><text:s text:c="4"/>stages {</text:p>
      <text:p text:style-name="P2"><text:s text:c="8"/>stage('Build') {</text:p>
      <text:p text:style-name="P2"><text:s text:c="12"/>steps {</text:p>
      <text:p text:style-name="P2"><text:s text:c="16"/>echo 'building...'</text:p>
      <text:p text:style-name="P2"><text:s text:c="12"/>}</text:p>
      <text:p text:style-name="P2"><text:s text:c="8"/>}</text:p>
      <text:p text:style-name="P2"><text:s text:c="8"/>stage('Testing') {</text:p>
      <text:p text:style-name="P2"><text:s text:c="12"/>steps {</text:p>
      <text:p text:style-name="P2"><text:s text:c="16"/>echo "testing"</text:p>
      <text:p text:style-name="P2"><text:s text:c="12"/>}</text:p>
      <text:p text:style-name="P2"><text:s text:c="8"/>}</text:p>
      <text:p text:style-name="P2"><text:s text:c="8"/>stage('Deployment') {</text:p>
      <text:p text:style-name="P2"><text:s text:c="12"/>steps{</text:p>
      <text:p text:style-name="P2"><text:s text:c="16"/>echo 'deployemnt'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3"/>
      <text:p text:style-name="P7"><text:span text:style-name="T5">Pipeline job-</text:span>Parameter:-</text:p>
      <text:p text:style-name="P11">pipeline {</text:p>
      <text:p text:style-name="P11"><text:s text:c="4"/>agent any</text:p>
      <text:p text:style-name="P11"><text:s text:c="4"/>parameters {</text:p>
      <text:p text:style-name="P11"><text:s text:c="8"/>string(name: 'Greeting', defaultValue: 'hello', description: 'how should i greet the world?')</text:p>
      <text:p text:style-name="P11"><text:s text:c="4"/>}</text:p>
      <text:p text:style-name="P11"><text:s text:c="4"/>stages{</text:p>
      <text:p text:style-name="P11"><text:s text:c="8"/>stage('Example') {</text:p>
      <text:p text:style-name="P11"><text:s text:c="12"/>steps {</text:p>
      <text:p text:style-name="P11"><text:s text:c="16"/>echo "${params.Greeting} welcome to jenkins world"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/>
      <text:p text:style-name="P7"/>
      <text:p text:style-name="P3"><text:span text:style-name="T4">Pipeline Job-</text:span>Environment Variables:-</text:p>
      <text:p text:style-name="P2"/>
      <text:p text:style-name="P2">pipeline {</text:p>
      <text:p text:style-name="P2"><text:s text:c="4"/>agent any</text:p>
      <text:p text:style-name="P2"><text:s text:c="4"/>stages {</text:p>
      <text:p text:style-name="P2"><text:s text:c="8"/>stage('Example') {</text:p>
      <text:p text:style-name="P2"><text:s text:c="12"/>steps {</text:p>
      <text:p text:style-name="P2"><text:s text:c="16"/>echo "Running ${env.BUILD_ID} on ${env.JENKINS_URL}"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5"><text:span text:style-name="T3">Pipeline job-</text:span>SYSTEMINFO:-</text:p>
      <text:p text:style-name="P9">pipeline {</text:p>
      <text:p text:style-name="P9"><text:s text:c="4"/>agent any</text:p>
      <text:p text:style-name="P9"><text:s text:c="4"/>stages {</text:p>
      <text:p text:style-name="P9"><text:s text:c="8"/>stage('SystemInfologs') {</text:p>
      <text:p text:style-name="P9"><text:s text:c="12"/>steps {</text:p>
      <text:p text:style-name="P9"><text:s text:c="16"/>sh "dpkg --get-selections &gt; /home/devops/output.txt"</text:p>
      <text:p text:style-name="P9"><text:soft-page-break/><text:s text:c="12"/>}</text:p>
      <text:p text:style-name="P9"><text:s text:c="8"/>}</text:p>
      <text:p text:style-name="P9"><text:s text:c="4"/>}</text:p>
      <text:p text:style-name="P9">}</text:p>
      <text:p text:style-name="P9"/>
      <text:p text:style-name="P9"/>
      <text:p text:style-name="P8">Pipeline Job-Approval:-</text:p>
      <text:p text:style-name="P12"/>
      <text:p text:style-name="P12">pipeline {</text:p>
      <text:p text:style-name="P12"><text:s text:c="4"/>agent any</text:p>
      <text:p text:style-name="P12"><text:s text:c="4"/>stages {</text:p>
      <text:p text:style-name="P12"><text:s text:c="8"/>/* "Build" and "Test" stages omitted */</text:p>
      <text:p text:style-name="P12"><text:s text:c="8"/></text:p>
      <text:p text:style-name="P12"><text:s text:c="8"/>stage('Deploy-Dev') {</text:p>
      <text:p text:style-name="P12"><text:s text:c="8"/>steps {</text:p>
      <text:p text:style-name="P12"><text:s text:c="12"/>echo 'hello'</text:p>
      <text:p text:style-name="P12"><text:s text:c="8"/>}</text:p>
      <text:p text:style-name="P12"><text:s text:c="4"/>}</text:p>
      <text:p text:style-name="P12"><text:s text:c="8"/>stage('Deploy-QA') {</text:p>
      <text:p text:style-name="P12"><text:s text:c="8"/>steps {</text:p>
      <text:p text:style-name="P12"><text:s text:c="12"/>echo 'QA'</text:p>
      <text:p text:style-name="P12"><text:s text:c="12"/>input 'Does the statging environment look ok?'</text:p>
      <text:p text:style-name="P12"><text:s text:c="8"/>} <text:s text:c="3"/></text:p>
      <text:p text:style-name="P12"><text:s text:c="4"/>}</text:p>
      <text:p text:style-name="P12"><text:s text:c="8"/>stage('Deploy-Production') {</text:p>
      <text:p text:style-name="P12"><text:s text:c="12"/>steps {</text:p>
      <text:p text:style-name="P12"><text:s text:c="12"/>echo 'production'</text:p>
      <text:p text:style-name="P12"><text:s text:c="12"/>input 'Does the statging environment look ok?'</text:p>
      <text:p text:style-name="P12"><text:s text:c="8"/>}</text:p>
      <text:p text:style-name="P12"><text:s text:c="4"/>}</text:p>
      <text:p text:style-name="P12"><text:s text:c="2"/>} <text:s text:c="3"/></text:p>
      <text:p text:style-name="P12">}</text:p>
      <text:p text:style-name="P6"/>
      <text:p text:style-name="P6"><text:span text:style-name="T6">Pipeline job-</text:span>check systeminfo and hostname:-</text:p>
      <text:p text:style-name="P10">pipeline {</text:p>
      <text:p text:style-name="P10"><text:s text:c="4"/>agent any</text:p>
      <text:p text:style-name="P10"><text:s text:c="4"/>stages {</text:p>
      <text:p text:style-name="P10"><text:s text:c="9"/>stage('SystemInfo') {</text:p>
      <text:p text:style-name="P10"><text:s text:c="12"/>steps {</text:p>
      <text:p text:style-name="P10"><text:s text:c="16"/>sh "dpkg --get-selections &gt; /home/devops/systeminfo.txt"</text:p>
      <text:p text:style-name="P10"><text:s text:c="12"/>}</text:p>
      <text:p text:style-name="P10"><text:s text:c="8"/>}</text:p>
      <text:p text:style-name="P10"><text:s text:c="8"/>stage('hostname') {</text:p>
      <text:p text:style-name="P10"><text:s text:c="12"/>steps {</text:p>
      <text:p text:style-name="P10"><text:s text:c="16"/>sh "hostname &gt; /home/devops/hostname.txt"</text:p>
      <text:p text:style-name="P10"><text:s text:c="12"/>}</text:p>
      <text:p text:style-name="P10"><text:s text:c="8"/>}</text:p>
      <text:p text:style-name="P10"><text:s text:c="4"/>}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5:39:37.855996507</meta:creation-date>
    <dc:date>2018-10-04T08:18:33.612014984</dc:date>
    <meta:editing-duration>PT1H34S</meta:editing-duration>
    <meta:editing-cycles>15</meta:editing-cycles>
    <meta:generator>LibreOffice/6.0.3.2$Linux_X86_64 LibreOffice_project/00m0$Build-2</meta:generator>
    <meta:document-statistic meta:table-count="0" meta:image-count="0" meta:object-count="0" meta:page-count="2" meta:paragraph-count="100" meta:word-count="205" meta:character-count="2019" meta:non-whitespace-character-count="1208"/>
  </office:meta>
</office:document-meta>
</file>